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c99f3" officeooo:paragraph-rsid="001c99f3" style:font-weight-asian="bold" style:font-weight-complex="bold"/>
    </style:style>
    <style:style style:name="P2" style:family="paragraph" style:parent-style-name="Standard">
      <style:text-properties fo:font-size="10pt" fo:font-weight="bold" officeooo:rsid="001c99f3" officeooo:paragraph-rsid="001c99f3" style:font-size-asian="8.75pt" style:font-weight-asian="bold" style:font-size-complex="10pt" style:font-weight-complex="bold"/>
    </style:style>
    <style:style style:name="P3" style:family="paragraph" style:parent-style-name="Standard">
      <style:text-properties fo:font-size="10pt" fo:font-weight="bold" officeooo:rsid="001e53a9" officeooo:paragraph-rsid="001e53a9" style:font-size-asian="8.75pt" style:font-weight-asian="bold" style:font-size-complex="10pt" style:font-weight-complex="bold"/>
    </style:style>
    <style:style style:name="P4" style:family="paragraph" style:parent-style-name="Standard">
      <style:text-properties fo:font-size="10pt" fo:font-weight="bold" officeooo:rsid="001f4d0a" officeooo:paragraph-rsid="001f4d0a" style:font-size-asian="8.75pt" style:font-weight-asian="bold" style:font-size-complex="10pt" style:font-weight-complex="bold"/>
    </style:style>
    <style:style style:name="P5" style:family="paragraph" style:parent-style-name="Standard">
      <style:text-properties fo:font-size="10pt" fo:font-style="italic" fo:font-weight="bold" officeooo:rsid="001c99f3" officeooo:paragraph-rsid="001c99f3" style:font-size-asian="8.75pt" style:font-style-asian="italic" style:font-weight-asian="bold" style:font-size-complex="10pt" style:font-style-complex="italic" style:font-weight-complex="bold"/>
    </style:style>
    <style:style style:name="P6" style:family="paragraph" style:parent-style-name="Standard">
      <style:text-properties fo:font-size="10pt" fo:font-style="italic" fo:font-weight="bold" officeooo:rsid="001f4d0a" officeooo:paragraph-rsid="001f4d0a" style:font-size-asian="8.75pt" style:font-style-asian="italic" style:font-weight-asian="bold" style:font-size-complex="10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e53a9" style:font-weight-asian="normal" style:font-weight-complex="normal"/>
    </style:style>
    <style:style style:name="T3" style:family="text">
      <style:text-properties fo:font-weight="normal" officeooo:rsid="001f4d0a" style:font-weight-asian="normal"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e53a9" style:font-size-asian="10.5pt" style:font-weight-asian="normal" style:font-size-complex="12pt" style:font-weight-complex="normal"/>
    </style:style>
    <style:style style:name="T6" style:family="text">
      <style:text-properties officeooo:rsid="001e53a9"/>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sitos 17/03/2017</text:p>
      <text:p text:style-name="P1"/>
      <text:p text:style-name="P1"/>
      <text:p text:style-name="P1"><text:tab/><text:span text:style-name="T6">Leyenda: <text:tab/>[ atributos ]</text:span></text:p>
      <text:p text:style-name="P1"><text:tab/><text:tab/><text:tab/><text:tab/>* - <text:span text:style-name="T6">Nuevo requisito.</text:span></text:p>
      <text:p text:style-name="P1"/>
      <text:p text:style-name="P1"/>
      <text:p text:style-name="P1"><text:tab/><text:span text:style-name="T1">Requisitos médico:</text:span></text:p>
      <text:p text:style-name="P1"><text:span text:style-name="T1"/></text:p>
      <text:p text:style-name="P2"><text:span text:style-name="T1">*Dar de alta un nuevo médico. Se debe dar de alta con un [nombre] [apellidos] [n.º de colegio] y [especialidad]. </text:span><text:span text:style-name="T7">Las especialidades pueden ser varias por cada médico</text:span><text:span text:style-name="T1">. </text:span></text:p>
      <text:p text:style-name="P2"><text:span text:style-name="T1"/></text:p>
      <text:p text:style-name="P2"><text:span text:style-name="T1">*Gestionar las consultas. Cada médico tendrá un calendario con sus consultas. Cada consulta tiene un tiempo mínimo por paciente (preestablecido, no depende de la especialidad). </text:span></text:p>
      <text:p text:style-name="P2"><text:span text:style-name="T1">El calendario puede ser modificado, y tiene que tener [fecha] y [horas] para cada cita. </text:span></text:p>
      <text:p text:style-name="P2"><text:span text:style-name="T1"/></text:p>
      <text:p text:style-name="P2"><text:span text:style-name="T1">*Modificar las fichas de los pacientes. Esto sólo lo puede hacer un médico, y para ello tienen que registrarse en la ficha </text:span></text:p>
      <text:p text:style-name="P2"><text:span text:style-name="T1">los [nuevos comentarios] y [fecha de modificación].</text:span></text:p>
      <text:p text:style-name="P2"><text:span text:style-name="T1"/></text:p>
      <text:p text:style-name="P2"><text:span text:style-name="T1"/></text:p>
      <text:p text:style-name="P2"><text:span text:style-name="T1"><text:tab/></text:span><text:span text:style-name="T4">Requisitos paciente:</text:span></text:p>
      <text:p text:style-name="P2"><text:span text:style-name="T4"/></text:p>
      <text:p text:style-name="P2"><text:span text:style-name="T1">*</text:span><text:span text:style-name="T2">Dar de alta.</text:span><text:span text:style-name="T1"> Se diferenciará entre pacientes nuevos y pacientes que ya han sido clientes.</text:span></text:p>
      <text:p text:style-name="P2"><text:span text:style-name="T1"/></text:p>
      <text:p text:style-name="P2"><text:span text:style-name="T1"><text:tab/>-Paciente nuevo: Se pedirá un [nombre] un [DNI] un [apellido] y un [seguro médico] en caso de que tenga. Entonces diremos que ya se le ha dado de alta. </text:span></text:p>
      <text:p text:style-name="P2"><text:span text:style-name="T1"><text:tab/></text:span></text:p>
      <text:p text:style-name="P2"><text:span text:style-name="T1"><text:tab/>-Paciente viejo: No se le da de alta, y se va directamente a pedirle cita.</text:span></text:p>
      <text:p text:style-name="P2"><text:span text:style-name="T1"/></text:p>
      <text:p text:style-name="P2"><text:span text:style-name="T1">*</text:span><text:span text:style-name="T2">Pedir cita. Para pedir una cita, el paciente </text:span><text:span text:style-name="T6">es obligatorio que esté dado de alta</text:span><text:span text:style-name="T2">. Para la cita se pedirá un [día] una [hora] y un [especialista], </text:span><text:span text:style-name="T3">también puede sugerir un [médico] pero no será vinculante.</text:span></text:p>
      <text:p text:style-name="P2"><text:span text:style-name="T2"/></text:p>
      <text:p text:style-name="P2"><text:span text:style-name="T2">*Modificar ficha. Cada paciente tiene una ficha con su [historia clínica] que es un fichero con todos los [comentarios] y [fechas de modificación]. </text:span></text:p>
      <text:p text:style-name="P2"><text:span text:style-name="T2"/></text:p>
      <text:p text:style-name="P2"><text:span text:style-name="T2"><text:tab/></text:span><text:span text:style-name="T5">Requisitos clínica:</text:span></text:p>
      <text:p text:style-name="P2"><text:span text:style-name="T5"/></text:p>
      <text:p text:style-name="P2"><text:span text:style-name="T2">*La clínica tendrá los [pacientes] y los [médicos].</text:span></text:p>
      <text:p text:style-name="P2"><text:span text:style-name="T2">*</text:span><text:span text:style-name="T3">La clínica dar </text:span></text:p>
      <text:p text:style-name="P2"><text:span text:style-name="T2">* La clínica tiene un método para poder ver todas las citas, organizadas en un calendario, de un día determinado.</text:span></text:p>
      <text:p text:style-name="P3"><text:span text:style-name="T1">Ese calendario tiene que estar organizado con la fecha, la hora y el médico que tiene cita a esa hora.</text:span></text:p>
      <text:p text:style-name="P2"><text:span text:style-name="T1"/></text:p>
      <text:p text:style-name="P5">* <text:span text:style-name="T6">Es la clínica la que puede gestionar las citas de los pacientes y modificar los calendarios de los médicos.</text:span></text:p>
      <text:p text:style-name="P5"/>
      <text:p text:style-name="P6">*<text:span text:style-name="T9">Pedir cita: Cuando el paciente ya ha dado el especialista, es la clínica la que busca entre los médicos que están libres. Puede ser que el sugerido esté entre los libres, o no. En caso de que no, preguntaremos por confirmación de una cita con </text:span><text:span text:style-name="T8">otro </text:span><text:span text:style-name="T9">médico de la misma especialidad. Si se niega, ofrecemos la siguiente cita libre con el médico sugerido. </text:span></text:p>
      <text:p text:style-name="P6"><text:span text:style-name="T9"/></text:p>
      <text:p text:style-name="P6"><text:span text:style-name="T9">En caso de que no haya cita libre por la fecha, sugerimos la cita más cercana con el especialista sugerido (en caso de que haya), y si no, la siguiente más cercana.</text:span></text:p>
      <text:p text:style-name="P6"><text:span text:style-name="T9"/></text:p>
      <text:p text:style-name="P4"><text:span text:style-name="T9">*Dar de alta. Es la clínica la que puede dar de alta a los médicos y a los pacientes. La clave para acceder de los médicos es el número de colegiado. La clave para acceder como paciente es el DNI. La clave para acceder como clínica es user y contraseña.</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1:42:48.922000000</meta:creation-date>
    <dc:date>2017-03-17T12:14:26.909000000</dc:date>
    <meta:editing-duration>PT10M16S</meta:editing-duration>
    <meta:editing-cycles>1</meta:editing-cycles>
    <meta:document-statistic meta:table-count="0" meta:image-count="0" meta:object-count="0" meta:page-count="1" meta:paragraph-count="25" meta:word-count="447" meta:character-count="2569" meta:non-whitespace-character-count="2126"/>
    <meta:generator>LibreOffice/5.2.1.2$Windows_x86 LibreOffice_project/31dd62db80d4e60af04904455ec9c9219178d620</meta:generator>
  </office:meta>
</office:document-meta>
</file>